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141cm" fo:margin-left="0cm" table:align="left"/>
    </style:style>
    <style:style style:name="Table1.A" style:family="table-column">
      <style:table-column-properties style:column-width="6.188cm"/>
    </style:style>
    <style:style style:name="Table1.B" style:family="table-column">
      <style:table-column-properties style:column-width="3.018cm"/>
    </style:style>
    <style:style style:name="Table1.C" style:family="table-column">
      <style:table-column-properties style:column-width="2.702cm"/>
    </style:style>
    <style:style style:name="Table1.D" style:family="table-column">
      <style:table-column-properties style:column-width="5.233cm"/>
    </style:style>
    <style:style style:name="Table1.A1" style:family="table-cell">
      <style:table-cell-properties fo:background-color="#990099"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990099"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660066"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660066"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color="#ffffff" style:font-name="Carlito" fo:font-size="11pt" fo:font-weight="bold" style:font-size-asian="11pt" style:font-weight-asian="bold" style:font-size-complex="11pt" style:font-weight-complex="bold"/>
    </style:style>
    <style:style style:name="P2" style:family="paragraph" style:parent-style-name="Table_20_Contents">
      <style:text-properties style:font-name="Carlito" fo:font-size="11pt" style:font-size-asian="11pt" style:font-size-complex="11pt"/>
    </style:style>
    <style:style style:name="P3" style:family="paragraph" style:parent-style-name="Standard">
      <style:text-properties style:font-name="Carlito" fo:font-size="11pt" style:font-size-asian="11pt" style:font-size-complex="11pt"/>
    </style:style>
    <style:style style:name="P4" style:family="paragraph" style:parent-style-name="Standard">
      <style:paragraph-properties fo:text-align="center" style:justify-single-word="false"/>
      <style:text-properties style:font-name="Arial Black" fo:font-size="11pt" style:font-size-asian="11pt" style:font-size-complex="11pt"/>
    </style:style>
    <style:style style:name="P5" style:family="paragraph" style:parent-style-name="Standard">
      <style:paragraph-properties fo:text-align="center" style:justify-single-word="false"/>
      <style:text-properties style:font-name="Arial Black" fo:font-size="11pt" style:text-underline-style="none" style:font-size-asian="11pt" style:font-size-complex="11pt"/>
    </style:style>
    <style:style style:name="P6" style:family="paragraph" style:parent-style-name="Standard">
      <style:paragraph-properties fo:text-align="center" style:justify-single-word="false"/>
      <style:text-properties style:font-name="Arial Black" fo:font-size="11pt" style:text-underline-style="none" fo:font-weight="bold" style:font-size-asian="11pt" style:font-weight-asian="bold" style:font-size-complex="11pt" style:font-weight-complex="bold"/>
    </style:style>
    <style:style style:name="P7" style:family="paragraph" style:parent-style-name="Standard">
      <style:text-properties style:font-name="Calibri"/>
    </style:style>
    <style:style style:name="P8" style:family="paragraph" style:parent-style-name="Standard">
      <style:paragraph-properties fo:text-align="center" style:justify-single-word="false"/>
      <style:text-properties style:font-name="Calibri" fo:font-weight="bold" style:font-weight-asian="bold" style:font-weight-complex="bold"/>
    </style:style>
    <style:style style:name="P9" style:family="paragraph" style:parent-style-name="Standard">
      <style:paragraph-properties fo:text-align="center" style:justify-single-word="false" fo:break-before="page"/>
      <style:text-properties style:font-name="Arial Black" fo:font-size="11pt" style:font-size-asian="11pt" style:font-size-complex="11pt"/>
    </style:style>
    <style:style style:name="P10" style:family="paragraph" style:parent-style-name="Standard">
      <style:paragraph-properties fo:break-before="page"/>
      <style:text-properties style:font-name="Calibri"/>
    </style:style>
    <style:style style:name="P11" style:family="paragraph" style:parent-style-name="Standard" style:list-style-name="L1">
      <style:text-properties style:font-name="Carlito" fo:font-size="11pt" style:font-size-asian="11pt" style:font-size-complex="11pt"/>
    </style:style>
    <style:style style:name="T1" style:family="text">
      <style:text-properties fo:color="#990099" fo:font-weight="bold" style:font-weight-asian="bold" style:font-weight-complex="bold"/>
    </style:style>
    <style:style style:name="T2" style:family="text">
      <style:text-properties fo:color="#330066" style:font-name="Arial Black" fo:font-weight="bold" style:font-weight-asian="bold" style:font-weight-complex="bold"/>
    </style:style>
    <style:style style:name="T3" style:family="text">
      <style:text-properties fo:color="#330066" style:font-name="Arial Black" fo:font-size="11pt" fo:font-weight="bold" style:font-size-asian="11pt" style:font-weight-asian="bold" style:font-size-complex="11pt" style:font-weight-complex="bold"/>
    </style:style>
    <style:style style:name="T4" style:family="text">
      <style:text-properties fo:color="#663366" style:font-name="Arial Black" fo:font-weight="bold" style:font-weight-asian="bold" style:font-weight-complex="bold"/>
    </style:style>
    <style:style style:name="T5" style:family="text">
      <style:text-properties fo:color="#663366" fo:font-weight="bold" style:font-weight-asian="bold" style:font-weight-complex="bold"/>
    </style:style>
    <style:style style:name="T6" style:family="text">
      <style:text-properties fo:font-style="italic" style:text-underline-style="none" style:font-style-asian="italic" style:font-style-complex="italic"/>
    </style:style>
    <style:style style:name="T7" style:family="text">
      <style:text-properties style:use-window-font-color="true" fo:font-style="normal" style:text-underline-style="none" fo:font-weight="normal" style:font-style-asian="normal" style:font-weight-asian="normal" style:font-style-complex="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outes les Enquêtes</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Titre et dispositif</text:p>
          </table:table-cell>
          <table:table-cell table:style-name="Table1.A1" office:value-type="string">
            <text:p text:style-name="P1">Protagoniste et Lieu de l'action</text:p>
          </table:table-cell>
          <table:table-cell table:style-name="Table1.A1" office:value-type="string">
            <text:p text:style-name="P1">Film référence</text:p>
          </table:table-cell>
          <table:table-cell table:style-name="Table1.D1" office:value-type="string">
            <text:p text:style-name="P1">Explication Finale</text:p>
          </table:table-cell>
        </table:table-row>
        <table:table-row>
          <table:table-cell table:style-name="Table1.A2" office:value-type="string">
            <text:p text:style-name="P2"><text:span text:style-name="T2">1</text:span> Un suicide Mystérieux</text:p>
            <text:p text:style-name="P2"/>
            <text:p text:style-name="P2">Un homme est retrouvé sous un pont dans un quartier riche. Il a été poussé. Ce n'est que le premier de la liste.</text:p>
          </table:table-cell>
          <table:table-cell table:style-name="Table1.A2" office:value-type="string">
            <text:p text:style-name="P2">Officier de police</text:p>
            <text:p text:style-name="P2"/>
            <text:p text:style-name="P2">quartier louche, <text:s/>vestiares d'une course de robots, ghettos, pubbox, hotels capsule, maison close, holographique</text:p>
          </table:table-cell>
          <table:table-cell table:style-name="Table1.A2" office:value-type="string">
            <text:p text:style-name="P2">Cinq Cartes à Abattre, Kill Bill</text:p>
          </table:table-cell>
          <table:table-cell table:style-name="Table1.D2" office:value-type="string">
            <text:p text:style-name="P2">Après une partie de cartes augmentées qui a mal tourné, les participants sont assassinés les uns après les autres par la petite amie de leur victime qui se fait passer pour une <text:span text:style-name="T1">tueuse en série</text:span> </text:p>
          </table:table-cell>
        </table:table-row>
        <table:table-row>
          <table:table-cell table:style-name="Table1.A2" office:value-type="string">
            <text:p text:style-name="P2"><text:span text:style-name="T2">2 </text:span>113 Paliers de Cendre</text:p>
            <text:p text:style-name="P2"/>
            <text:p text:style-name="P2">Un gigantesque incendie qui vient d'être maîtrisé à révélé les agissements étranges d'une société de construction</text:p>
          </table:table-cell>
          <table:table-cell table:style-name="Table1.A2" office:value-type="string">
            <text:p text:style-name="P2">Pompier</text:p>
            <text:p text:style-name="P2"/>
            <text:p text:style-name="P2">Les décombres, camp de réfugiés, jardin intérieur, zoo vandalisé, quartier bourgeois</text:p>
          </table:table-cell>
          <table:table-cell table:style-name="Table1.A2" office:value-type="string">
            <text:p text:style-name="P2">Backdraft</text:p>
          </table:table-cell>
          <table:table-cell table:style-name="Table1.D2" office:value-type="string">
            <text:p text:style-name="P2">Pour pouvoir faire évacuer et reconstruire une partie de la ville qui s'effondre, des <text:span text:style-name="T1">intelligences artificielles </text:span>mettent volontairement le feu et pour faire plus vrai sacrifient quelques humains considérés comme “dispensables” d'après leurs casiers judiciaires</text:p>
            <text:p text:style-name="P2"/>
          </table:table-cell>
        </table:table-row>
        <table:table-row>
          <table:table-cell table:style-name="Table1.A2" office:value-type="string">
            <text:p text:style-name="P2"><text:span text:style-name="T2">3 </text:span>Les Passereaux</text:p>
            <text:p text:style-name="P2"/>
            <text:p text:style-name="P2">Un p§re de famille qui avait enfermé et torturé sa famille pendant des mois est finalement arrêté par la police</text:p>
          </table:table-cell>
          <table:table-cell table:style-name="Table1.A2" office:value-type="string">
            <text:p text:style-name="P2">Assistante Sociale</text:p>
            <text:p text:style-name="P2"/>
            <text:p text:style-name="P2">quartier résidentiel défavorisé et boites de nuit afro/tribal/goth, temple bidonville, égouts <text:s/>toxiques, abattoir</text:p>
          </table:table-cell>
          <table:table-cell table:style-name="Table1.A2" office:value-type="string">
            <text:p text:style-name="P2">Gone Baby Gone, Prisonners, Vibro Boy</text:p>
          </table:table-cell>
          <table:table-cell table:style-name="Table1.D2" office:value-type="string">
            <text:p text:style-name="P2">Par amour, une jeune fan de rock aux origines modestes pousse toute sa famille dans une épouvantable histoire de chantage dirigée contre une <text:span text:style-name="T1">secte criminelle,</text:span> il leur faut, pour échapper aux zélotes simuler une folie collective et s'enfoncer dans des mensonges énormes.</text:p>
            <text:p text:style-name="P2"/>
          </table:table-cell>
        </table:table-row>
        <table:table-row>
          <table:table-cell table:style-name="Table1.A2" office:value-type="string">
            <text:p text:style-name="P2"><text:span text:style-name="T2">4 </text:span>La Femme est Morte</text:p>
            <text:p text:style-name="P2"/>
            <text:p text:style-name="P2">Une femme est témoin d'un accident spectaculaire. Poursuivie dès lors par d'étranges tueurs, elle décide de comprendre avec du retard ce que contenait la tablette qu'une mourante voulait lui confier.</text:p>
          </table:table-cell>
          <table:table-cell table:style-name="Table1.A2" office:value-type="string">
            <text:p text:style-name="P2">Femme de Ménage</text:p>
            <text:p text:style-name="P2"/>
            <text:p text:style-name="P2">Parcs et jardins, restaurants selfs, supermarchés, magasins d'armes église baptiste télévisée, sex shops, spatioport</text:p>
          </table:table-cell>
          <table:table-cell table:style-name="Table1.A2" office:value-type="string">
            <text:p text:style-name="P2">Breaking Bad</text:p>
            <text:p text:style-name="P2">L'Homme Qui en Savait Trop, Chappie</text:p>
          </table:table-cell>
          <table:table-cell table:style-name="Table1.D2" office:value-type="string">
            <text:p text:style-name="P2">L'histoire est drivée par le besoin constant de déjouer toutes les attentes du lecteur. Les tueurs sont tout simplement une <text:span text:style-name="T1">bande de punks</text:span> sous l'effet d'une <text:span text:style-name="T1">drogue expérimentale.</text:span></text:p>
          </table:table-cell>
        </table:table-row>
        <text:soft-page-break/>
        <table:table-row>
          <table:table-cell table:style-name="Table1.A2" office:value-type="string">
            <text:p text:style-name="P2"><text:span text:style-name="T2">5 </text:span>Panique à Sunny Park</text:p>
          </table:table-cell>
          <table:table-cell table:style-name="Table1.A2" office:value-type="string">
            <text:p text:style-name="P2">Trader / Avocat</text:p>
            <text:p text:style-name="P2"/>
            <text:p text:style-name="P2">immeubles high tech, quartier d'affaires, happenings branchés, garage à taxis, docks et opéra, circuit de course de motos clandestin</text:p>
          </table:table-cell>
          <table:table-cell table:style-name="Table1.A2" office:value-type="string">
            <text:p text:style-name="P2">Color of Money, Le Loup de Wall Street, American Psycho, Akira</text:p>
          </table:table-cell>
          <table:table-cell table:style-name="Table1.D2" office:value-type="string">
            <text:p text:style-name="P2">Le contrôle météorologieque du pays fait l'objet d'une lutte de pouvoir entre deux grands groupes financiers. <text:span text:style-name="T1">Des conducteurs de taxi</text:span><text:span text:style-name="T1">s</text:span> autonomes ayant eu vent de la chose s'unissent pour les faire tomber et utilisent un cluster <text:s/>fait de leurs propres véhicules en tant que hacker mais ils se font démasquer par <text:span text:style-name="T1">les traders</text:span> qui décident de les éliminer façon guerre des gangs</text:p>
          </table:table-cell>
        </table:table-row>
        <table:table-row>
          <table:table-cell table:style-name="Table1.A2" office:value-type="string">
            <text:p text:style-name="P2"><text:span text:style-name="T2">6 </text:span>Ces Amitiés Particulières</text:p>
          </table:table-cell>
          <table:table-cell table:style-name="Table1.A2" office:value-type="string">
            <text:p text:style-name="P2">Detective Privé</text:p>
            <text:p text:style-name="P2"/>
            <text:p text:style-name="P2">Haras, Maisons luxueuses, yatch, <text:s/>cocktails mondains, commissariat, brothels, tripots clandestins et hôtels de passe</text:p>
          </table:table-cell>
          <table:table-cell table:style-name="Table1.A2" office:value-type="string">
            <text:p text:style-name="P2">Le Grand Sommeil</text:p>
          </table:table-cell>
          <table:table-cell table:style-name="Table1.D2" office:value-type="string">
            <text:p text:style-name="P2">Un trafic d'êtres humains, de viols, de meurtres d'enfants implique <text:span text:style-name="T1">un milliardaire célèbre. </text:span>Victime d'un chantage venant de son meilleur ami. Désireux de se suicider mais trop lâche pour ça, il pousse son P.I. au delà de toutes les limites par des moyens pervers jusqu'à ce que celui ci l'abatte.</text:p>
          </table:table-cell>
        </table:table-row>
        <table:table-row>
          <table:table-cell table:style-name="Table1.A2" office:value-type="string">
            <text:p text:style-name="P2"><text:span text:style-name="T2">7 </text:span>Le frottement de l'Escarpin</text:p>
          </table:table-cell>
          <table:table-cell table:style-name="Table1.A2" office:value-type="string">
            <text:p text:style-name="P2">Arnaqueuse</text:p>
            <text:p text:style-name="P2"/>
            <text:p text:style-name="P2">Salle des ventes, appartement sous les toits, restaurant chic et entrepot discret, jardin secret</text:p>
          </table:table-cell>
          <table:table-cell table:style-name="Table1.A2" office:value-type="string">
            <text:p text:style-name="P2">Ocean 11, Assurance sur la Mort, Killing Eve, Victor Victoria, Lupin 3</text:p>
          </table:table-cell>
          <table:table-cell table:style-name="Table1.D2" office:value-type="string">
            <text:p text:style-name="P2">Une bande de cambrioleurs prépare l'attaque d'une Vente aux Enchères prestigieuse mais <text:span text:style-name="T1">Elle</text:span><text:span text:style-name="T1">anore</text:span><text:span text:style-name="T1"> </text:span><text:span text:style-name="T1">Wage</text:span> a décidé de tous les doubler pour se venger de ce qu'ils lui ont fait. Un coffre fort piègé détient toutes les vérités</text:p>
          </table:table-cell>
        </table:table-row>
        <table:table-row>
          <table:table-cell table:style-name="Table1.A2" office:value-type="string">
            <text:p text:style-name="P2"><text:span text:style-name="T2">8 </text:span>Les Quatre Noeuds de Pershing</text:p>
          </table:table-cell>
          <table:table-cell table:style-name="Table1.A2" office:value-type="string">
            <text:p text:style-name="P2">Hacker junkie</text:p>
            <text:p text:style-name="P2"/>
            <text:p text:style-name="P2">une chambre pleine de gadgets, un cinéma glauque, pépinière de startuppers, le vieux quartier chinois, les dealers de robots volés, un chenil, une clinique clandestine, un skate park</text:p>
          </table:table-cell>
          <table:table-cell table:style-name="Table1.A2" office:value-type="string">
            <text:p text:style-name="P2">Blade Runner, Cybertraque, No More Heroes, Snow Crash</text:p>
          </table:table-cell>
          <table:table-cell table:style-name="Table1.D2" office:value-type="string">
            <text:p text:style-name="P2">Un Hacker se retrouve aux prises avec <text:span text:style-name="T1">une intelligence artificielle</text:span> en pleine crise existentielle qui capte le pouvoir mondial, retourne les humains à sa portée les uns contre les autres, saccage les cités et déstabilise la Bourse grâce à une cryptomonnaie. <text:span text:style-name="T1">Des jeunes </text:span><text:span text:style-name="T1">drogués </text:span><text:span text:style-name="T1">sur les réseaux sociaux </text:span><text:span text:style-name="T1">et le darkweb</text:span> s'amusent à la faire bugger sans vraiment en réaliser l'horreur</text:p>
          </table:table-cell>
        </table:table-row>
        <table:table-row>
          <table:table-cell table:style-name="Table1.A2" office:value-type="string">
            <text:p text:style-name="P2"><text:span text:style-name="T2">9 </text:span>Une Cantine Hors Territoire</text:p>
          </table:table-cell>
          <table:table-cell table:style-name="Table1.A2" office:value-type="string">
            <text:p text:style-name="P2">Soldat Décoré</text:p>
            <text:p text:style-name="P2"/>
            <text:p text:style-name="P2"><text:soft-page-break/>l'immeuble du conseil d'Etat, base militaire, Ministère des Affaires Etrangères, Chambre du Sénat, hangars d'aéroport</text:p>
          </table:table-cell>
          <table:table-cell table:style-name="Table1.A2" office:value-type="string">
            <text:p text:style-name="P2">Le Déshonneur <text:soft-page-break/>d'Elisabeth Campbell, Des Hommes d'Honneur, Catch 22, Ghost In The Shell</text:p>
          </table:table-cell>
          <table:table-cell table:style-name="Table1.D2" office:value-type="string">
            <text:p text:style-name="P2"><text:span text:style-name="T1">Un soldat</text:span> fraichement décoré de retour du front et <text:soft-page-break/>qui attend sa mutation est balladé de bureaux en bureaux et découvre avec horreur le business derrière la guerre. Fou de rage, il décide d'assassiner celui qu'il pense être le pire de tous.</text:p>
          </table:table-cell>
        </table:table-row>
        <table:table-row>
          <table:table-cell table:style-name="Table1.A2" office:value-type="string">
            <text:p text:style-name="P2"><text:span text:style-name="T2">10 </text:span>Le Roi Danse</text:p>
          </table:table-cell>
          <table:table-cell table:style-name="Table1.A2" office:value-type="string">
            <text:p text:style-name="P2">Président des “Etats Unis”</text:p>
            <text:p text:style-name="P2"/>
            <text:p text:style-name="P2">La Maison Blanche, un chantier de construction mégalo, une usine de robots, un parking pour prostitués et un casino texan, un univers virtuel</text:p>
          </table:table-cell>
          <table:table-cell table:style-name="Table1.A2" office:value-type="string">
            <text:p text:style-name="P2">Nixon, Henry VIII, Wild Palms</text:p>
          </table:table-cell>
          <table:table-cell table:style-name="Table1.D2" office:value-type="string">
            <text:p text:style-name="P2">Les Lobbies Bancaires ont convaincu le Président qu'il n'avait d'autre choix que de leur obéïr mais un pauvre poète gilet jaune au cerveau grillé va devenir le grain de sable dans l'engrenage et pousser <text:span text:style-name="T1">le président mégalomane</text:span> et puéril dans une série d'actes de plus en plus épouvantables et vertigineux</text:p>
          </table:table-cell>
        </table:table-row>
        <table:table-row>
          <table:table-cell table:style-name="Table1.A2" office:value-type="string">
            <text:p text:style-name="P2"><text:span text:style-name="T2">11 </text:span>L'Assassinat de Shardeen Zero</text:p>
          </table:table-cell>
          <table:table-cell table:style-name="Table1.A2" office:value-type="string">
            <text:p text:style-name="P2">studios de chaines webtv, chambre de congélation mortuaire géante, open-spaces d'un entrepreneur milliardaire, stade pyramide, <text:s/>locaux d'un grand quotidien, antichambre d'une ambassade</text:p>
          </table:table-cell>
          <table:table-cell table:style-name="Table1.A2" office:value-type="string">
            <text:p text:style-name="P2">Les Hommes du Président, Minority Report, Assassin's Creed, Alita Battle Angel</text:p>
          </table:table-cell>
          <table:table-cell table:style-name="Table1.D2" office:value-type="string">
            <text:p text:style-name="P2">Un joueur de jeux vidéo célèbre est tué puis virtualisé par son ancienne coach pour échapper au complot ourdi contre lui par un entrepreneur spécialisé en implants neuraux mais aussi par son propre père</text:p>
          </table:table-cell>
        </table:table-row>
        <table:table-row>
          <table:table-cell table:style-name="Table1.A2" office:value-type="string">
            <text:p text:style-name="Table_20_Contents"><text:span text:style-name="T3">12</text:span> Les Racines de la Cité</text:p>
            <text:p text:style-name="Table_20_Contents"/>
            <text:p text:style-name="Table_20_Contents">Suite à une intoxication massive qui continue à prendre de l'ampleur, un inspecteur sanitaire doit vérifier les irrégularités dans les documents concernant l'état des bases de la tour. Ses découvertes vont dépasser de loin ses pires craintes.</text:p>
          </table:table-cell>
          <table:table-cell table:style-name="Table1.A2" office:value-type="string">
            <text:p text:style-name="P2">Usine de traitement des eaux, usine de traitement des déchets, carottes calcaires géantes, forages gaz de chyste, chantier archéologie, les jardins-cultures sur le toit</text:p>
          </table:table-cell>
          <table:table-cell table:style-name="Table1.A2" office:value-type="string">
            <text:p text:style-name="P2"/>
          </table:table-cell>
          <table:table-cell table:style-name="Table1.D2" office:value-type="string">
            <text:p text:style-name="P2"/>
          </table:table-cell>
        </table:table-row>
        <table:table-row>
          <table:table-cell table:style-name="Table1.A2" office:value-type="string">
            <text:p text:style-name="Table_20_Contents"><text:span text:style-name="T3">13</text:span> Outside</text:p>
            <text:p text:style-name="Table_20_Contents"/>
            <text:p text:style-name="Table_20_Contents">Après l'attaque étonnante d'un <text:soft-page-break/>monstre géant qui a grimpé sur la tour sous l'impulsion d'une espèce de dresseur en scaphandre, un plombier chargé de réparer des conduites extérieures va pousser son exploration dans le désert pour déterminer si ce que lui a dit en mourant le mystérieux dresseur concernant l'état du monde extérieur est fondé.</text:p>
          </table:table-cell>
          <table:table-cell table:style-name="Table1.A2" office:value-type="string">
            <text:p text:style-name="P2">Zones inhabitables habitées, camps militaires <text:soft-page-break/>extérieurs, camps de reapers mutants, zones internationales au pied de la tour servant de zone de transit pour “réorienter” les irréguliers</text:p>
          </table:table-cell>
          <table:table-cell table:style-name="Table1.A2" office:value-type="string">
            <text:p text:style-name="P2">King Kong, Judge Dredd, Dark Earth, Automata</text:p>
          </table:table-cell>
          <table:table-cell table:style-name="Table1.D2" office:value-type="string">
            <text:p text:style-name="P2"/>
          </table:table-cell>
        </table:table-row>
      </table:table>
      <text:p text:style-name="P3"/>
      <text:p text:style-name="P3"/>
      <text:p text:style-name="P4"/>
      <text:p text:style-name="P9"/>
      <text:p text:style-name="P4">Lieux</text:p>
      <text:p text:style-name="P4"/>
      <text:p text:style-name="P4"/>
      <text:section text:style-name="Sect1" text:name="Section1">
        <text:list xml:id="list1589226780541614454" text:style-name="L1">
          <text:list-item>
            <text:p text:style-name="P11">Commissariat</text:p>
          </text:list-item>
          <text:list-item>
            <text:p text:style-name="P11">caserne de pompiers</text:p>
          </text:list-item>
          <text:list-item>
            <text:p text:style-name="P11">quartier louche, <text:s/></text:p>
          </text:list-item>
          <text:list-item>
            <text:p text:style-name="P11">vestiares d'une course de robots, </text:p>
          </text:list-item>
          <text:list-item>
            <text:p text:style-name="P11">ghettos, </text:p>
          </text:list-item>
          <text:list-item>
            <text:p text:style-name="P11">pubbox, société de création de jeux, </text:p>
          </text:list-item>
          <text:list-item>
            <text:p text:style-name="P11">hotels capsule, </text:p>
          </text:list-item>
          <text:list-item>
            <text:p text:style-name="P11">maison close holographique</text:p>
          </text:list-item>
          <text:list-item>
            <text:p text:style-name="P11">Les décombres lowtech, </text:p>
          </text:list-item>
          <text:list-item>
            <text:p text:style-name="P11">Le fort reconditionné des reapers </text:p>
          </text:list-item>
          <text:list-item>
            <text:p text:style-name="P11">camp de réfugiés de la Croix Rouge, </text:p>
          </text:list-item>
          <text:list-item>
            <text:p text:style-name="P11">grand jardin botanique intérieur, </text:p>
          </text:list-item>
          <text:list-item>
            <text:p text:style-name="P11">zoo vandalisé, </text:p>
          </text:list-item>
          <text:list-item>
            <text:p text:style-name="P11">rue d'un quartier bourgeois</text:p>
          </text:list-item>
          <text:list-item>
            <text:p text:style-name="P11">Bureau d'une Assistante Sociale</text:p>
          </text:list-item>
          <text:list-item>
            <text:p text:style-name="P11">quartier résidentiel défavorisé</text:p>
          </text:list-item>
          <text:list-item>
            <text:p text:style-name="P11">boites de nuit afro/tribal/goth, </text:p>
          </text:list-item>
          <text:list-item>
            <text:p text:style-name="P11">temple bidonville, </text:p>
          </text:list-item>
          <text:list-item>
            <text:p text:style-name="P11">égouts <text:s/>toxiques, </text:p>
          </text:list-item>
          <text:list-item>
            <text:p text:style-name="P11">abattoir</text:p>
          </text:list-item>
          <text:list-item>
            <text:p text:style-name="P11">appartement de Femme de Ménage</text:p>
          </text:list-item>
          <text:list-item>
            <text:p text:style-name="P11">Parcs et jardins, </text:p>
          </text:list-item>
          <text:list-item>
            <text:p text:style-name="P11">restaurants selfs, </text:p>
          </text:list-item>
          <text:list-item>
            <text:p text:style-name="P11">supermarchés, </text:p>
          </text:list-item>
          <text:list-item>
            <text:p text:style-name="P11">magasins d'armes </text:p>
          </text:list-item>
          <text:list-item>
            <text:p text:style-name="P11">église baptiste télévisée, </text:p>
          </text:list-item>
          <text:list-item>
            <text:p text:style-name="P11">sex shops, </text:p>
          </text:list-item>
          <text:list-item>
            <text:p text:style-name="P11">spatioport</text:p>
          </text:list-item>
          <text:list-item>
            <text:p text:style-name="P11">Bureaux de Traders</text:p>
          </text:list-item>
          <text:list-item>
            <text:p text:style-name="P11">Cabinet d'Avocats</text:p>
          </text:list-item>
          <text:list-item>
            <text:p text:style-name="P11">immeubles high tech, </text:p>
          </text:list-item>
          <text:list-item>
            <text:p text:style-name="P11">quartier d'affaires, </text:p>
          </text:list-item>
          <text:list-item>
            <text:p text:style-name="P11">happenings branchés, </text:p>
          </text:list-item>
          <text:list-item>
            <text:p text:style-name="P11">garage à taxis “augmenté”, </text:p>
          </text:list-item>
          <text:list-item>
            <text:p text:style-name="P11">docks </text:p>
          </text:list-item>
          <text:list-item>
            <text:p text:style-name="P11">opéra, </text:p>
          </text:list-item>
          <text:list-item>
            <text:p text:style-name="P11">circuit de course de motos clandestin</text:p>
          </text:list-item>
          <text:list-item>
            <text:p text:style-name="P11">bureau pourri de Detective Privé</text:p>
          </text:list-item>
          <text:list-item>
            <text:p text:style-name="P11">Haras, </text:p>
          </text:list-item>
          <text:list-item>
            <text:p text:style-name="P11">Maisons luxueuses, </text:p>
          </text:list-item>
          <text:list-item>
            <text:p text:style-name="P11">yatch, <text:s/></text:p>
          </text:list-item>
          <text:list-item>
            <text:p text:style-name="P11">cocktails mondains, </text:p>
          </text:list-item>
          <text:list-item>
            <text:p text:style-name="P11">bureaux du FBI</text:p>
          </text:list-item>
          <text:list-item>
            <text:p text:style-name="P11">motel glauque quasi désert, </text:p>
          </text:list-item>
          <text:list-item>
            <text:p text:style-name="P11">tripots clandestins / combats de coqs</text:p>
          </text:list-item>
          <text:list-item>
            <text:p text:style-name="P11">brothels de passe avec videurs brutaux</text:p>
          </text:list-item>
          <text:list-item>
            <text:p text:style-name="P11">Arnaqueuse</text:p>
          </text:list-item>
          <text:list-item>
            <text:p text:style-name="P11">Salle des ventes, </text:p>
          </text:list-item>
          <text:list-item>
            <text:p text:style-name="P11">appartement sous les toits, </text:p>
          </text:list-item>
          <text:list-item>
            <text:p text:style-name="P11">restaurant chic </text:p>
          </text:list-item>
          <text:list-item>
            <text:p text:style-name="P11">entrepot discret</text:p>
          </text:list-item>
          <text:list-item>
            <text:p text:style-name="P11">jardin secret</text:p>
          </text:list-item>
          <text:list-item>
            <text:p text:style-name="P11">une chambre de geek pleine de gadgets, </text:p>
          </text:list-item>
          <text:list-item>
            <text:p text:style-name="P11">un cinéma glauque et insalubre, </text:p>
          </text:list-item>
          <text:list-item>
            <text:p text:style-name="P11">pépinière de startuppers, </text:p>
          </text:list-item>
          <text:list-item>
            <text:p text:style-name="P11">le vieux quartier chinois, </text:p>
          </text:list-item>
          <text:list-item>
            <text:p text:style-name="P11">les dealers de robots volés Akihabara</text:p>
          </text:list-item>
          <text:list-item>
            <text:p text:style-name="P11">un chenil, </text:p>
          </text:list-item>
          <text:list-item>
            <text:p text:style-name="P11">une clinique clandestine</text:p>
          </text:list-item>
          <text:list-item>
            <text:p text:style-name="P11">l'immeuble du conseil d'Etat, </text:p>
          </text:list-item>
          <text:list-item>
            <text:p text:style-name="P11">base militaire, </text:p>
          </text:list-item>
          <text:list-item>
            <text:p text:style-name="P11">zone d'essais militaires</text:p>
          </text:list-item>
          <text:list-item>
            <text:p text:style-name="P11">Ministère des Affaires Etrangères, </text:p>
          </text:list-item>
          <text:list-item>
            <text:p text:style-name="P11">Chambre du Sénat, </text:p>
          </text:list-item>
          <text:list-item>
            <text:p text:style-name="P11">hangars d'aéroport pour traffic</text:p>
          </text:list-item>
          <text:list-item>
            <text:p text:style-name="P11">La Maison Blanche, le bureau ovale</text:p>
          </text:list-item>
          <text:list-item>
            <text:p text:style-name="P11">un chantier de construction mégalo plein de robots géants, </text:p>
          </text:list-item>
          <text:list-item>
            <text:p text:style-name="P11">une usine clean de robots domestiques, </text:p>
          </text:list-item>
          <text:list-item>
            <text:p text:style-name="P11">un parking sous-terrain pour prostitués</text:p>
          </text:list-item>
          <text:list-item>
            <text:p text:style-name="P11">un casino texan, </text:p>
          </text:list-item>
          <text:list-item>
            <text:p text:style-name="P11">un univers virtuel</text:p>
          </text:list-item>
          <text:list-item>
            <text:p text:style-name="P11">une crackhouse</text:p>
          </text:list-item>
          <text:list-item>
            <text:p text:style-name="P11">studios de chaines webtv e-sportives,</text:p>
          </text:list-item>
          <text:list-item>
            <text:p text:style-name="P11">chambre de congélation mortuaire géante, </text:p>
          </text:list-item>
          <text:list-item>
            <text:p text:style-name="P11">open-spaces d'un entrepreneur milliardaire, </text:p>
          </text:list-item>
          <text:list-item>
            <text:p text:style-name="P11">stade pyramide, <text:s/></text:p>
          </text:list-item>
          <text:list-item>
            <text:p text:style-name="P11">locaux d'un grand quotidien, </text:p>
          </text:list-item>
          <text:list-item>
            <text:p text:style-name="P11">antichambre d'une ambassade</text:p>
          </text:list-item>
          <text:list-item>
            <text:p text:style-name="P11">crêche “augmentée”</text:p>
          </text:list-item>
          <text:list-item>
            <text:p text:style-name="P11">école “augmentée”</text:p>
          </text:list-item>
          <text:list-item>
            <text:p text:style-name="P11">usine de viande en boite “augmentée”</text:p>
          </text:list-item>
          <text:list-item>
            <text:p text:style-name="P11">cimetière “augmenté”</text:p>
          </text:list-item>
          <text:list-item>
            <text:p text:style-name="P11">maison de retraite “augmentée”</text:p>
          </text:list-item>
          <text:list-item>
            <text:p text:style-name="P11">foyer pour femmes battues et exclus</text:p>
          </text:list-item>
          <text:list-item>
            <text:p text:style-name="P11">épicerie de quartier / arrière boutique</text:p>
          </text:list-item>
          <text:list-item>
            <text:p text:style-name="P11">salle de boxe “augmentée” de quartier</text:p>
          </text:list-item>
          <text:list-item>
            <text:p text:style-name="P11">centre de squash “augmenté”</text:p>
          </text:list-item>
          <text:list-item>
            <text:p text:style-name="P11">immeuble de cohabitation à l'africaine</text:p>
          </text:list-item>
          <text:list-item>
            <text:p text:style-name="P11">barrio – terrain vagues pour lowriders</text:p>
          </text:list-item>
          <text:list-item>
            <text:p text:style-name="P11">QG d'un Motorcycle Club</text:p>
          </text:list-item>
          <text:list-item>
            <text:p text:style-name="P11">Salle de contrôle Starship / Nasa</text:p>
          </text:list-item>
          <text:list-item>
            <text:p text:style-name="P11">Université avec ses clubs</text:p>
          </text:list-item>
          <text:list-item>
            <text:p text:style-name="P11">Hangars de travailleurs clandestins</text:p>
          </text:list-item>
          <text:list-item>
            <text:p text:style-name="P11">Hall de la Bourse Marché des Changes</text:p>
          </text:list-item>
        </text:list>
      </text:section>
      <text:p text:style-name="P7"/>
      <text:p text:style-name="P10">Plan de la tour</text:p>
      <text:p text:style-name="P7"/>
      <text:p text:style-name="P7"/>
      <text:p text:style-name="P7"/>
      <text:p text:style-name="P10"/>
      <table:table table:name="Tableau1" table:style-name="Tableau1">
        <table:table-column table:style-name="Tableau1.A" table:number-columns-repeated="3"/>
        <table:table-row>
          <table:table-cell table:style-name="Tableau1.A1" office:value-type="string">
            <text:p text:style-name="P8">Les Pauvres</text:p>
          </table:table-cell>
          <table:table-cell table:style-name="Tableau1.A1" office:value-type="string">
            <text:p text:style-name="P8">Les Petits Bourgeois </text:p>
          </table:table-cell>
          <table:table-cell table:style-name="Tableau1.C1" office:value-type="string">
            <text:p text:style-name="P8">Les Puissants</text:p>
          </table:table-cell>
        </table:table-row>
        <table:table-row>
          <table:table-cell table:style-name="Tableau1.A2" office:value-type="string">
            <text:p text:style-name="P7"><text:span text:style-name="T4">01</text:span> Détective privé, </text:p>
          </table:table-cell>
          <table:table-cell table:style-name="Tableau1.A2" office:value-type="string">
            <text:p text:style-name="P7"><text:span text:style-name="T4">40 </text:span>CEO d'un Trust</text:p>
          </table:table-cell>
          <table:table-cell table:style-name="Tableau1.C2" office:value-type="string">
            <text:p text:style-name="P7"><text:span text:style-name="T4">60 </text:span>Président de la Nation</text:p>
          </table:table-cell>
        </table:table-row>
        <table:table-row>
          <table:table-cell table:style-name="Tableau1.A2" office:value-type="string">
            <text:p text:style-name="P7"><text:span text:style-name="T4">02 </text:span>strip-teaseuse, </text:p>
          </table:table-cell>
          <table:table-cell table:style-name="Tableau1.A2" office:value-type="string">
            <text:p text:style-name="P7"><text:span text:style-name="T4">41 </text:span>Prêteur sur gages</text:p>
          </table:table-cell>
          <table:table-cell table:style-name="Tableau1.C2" office:value-type="string">
            <text:p text:style-name="P7"><text:span text:style-name="T4">61 </text:span>patron de banque</text:p>
          </table:table-cell>
        </table:table-row>
        <table:table-row>
          <table:table-cell table:style-name="Tableau1.A2" office:value-type="string">
            <text:p text:style-name="P7"><text:span text:style-name="T4">03 </text:span>guitariste, </text:p>
          </table:table-cell>
          <table:table-cell table:style-name="Tableau1.A2" office:value-type="string">
            <text:p text:style-name="P7"><text:span text:style-name="T4">42 </text:span>directeur de salle de sport</text:p>
          </table:table-cell>
          <table:table-cell table:style-name="Tableau1.C2" office:value-type="string">
            <text:p text:style-name="P7"><text:span text:style-name="T4">62 </text:span>vieille multimilliardaire</text:p>
          </table:table-cell>
        </table:table-row>
        <table:table-row>
          <table:table-cell table:style-name="Tableau1.A2" office:value-type="string">
            <text:p text:style-name="P7"><text:span text:style-name="T4">04 </text:span>rasta </text:p>
          </table:table-cell>
          <table:table-cell table:style-name="Tableau1.A2" office:value-type="string">
            <text:p text:style-name="P7"><text:span text:style-name="T4">43 </text:span>Modeste banquier</text:p>
          </table:table-cell>
          <table:table-cell table:style-name="Tableau1.C2" office:value-type="string">
            <text:p text:style-name="P7"><text:span text:style-name="T4">63 </text:span>leader syndicaliste0</text:p>
          </table:table-cell>
        </table:table-row>
        <table:table-row>
          <table:table-cell table:style-name="Tableau1.A2" office:value-type="string">
            <text:p text:style-name="P7"><text:span text:style-name="T4">05 </text:span>horticulteur, </text:p>
          </table:table-cell>
          <table:table-cell table:style-name="Tableau1.A2" office:value-type="string">
            <text:p text:style-name="P7"><text:span text:style-name="T4">44 </text:span>agente immobilière</text:p>
          </table:table-cell>
          <table:table-cell table:style-name="Tableau1.C2" office:value-type="string">
            <text:p text:style-name="P7"><text:span text:style-name="T4">64 </text:span>president du Senat</text:p>
          </table:table-cell>
        </table:table-row>
        <table:table-row>
          <table:table-cell table:style-name="Tableau1.A2" office:value-type="string">
            <text:p text:style-name="P7"><text:span text:style-name="T4">06 </text:span>boucher, </text:p>
          </table:table-cell>
          <table:table-cell table:style-name="Tableau1.A2" office:value-type="string">
            <text:p text:style-name="P7"><text:span text:style-name="T4">45 </text:span>mannequin</text:p>
          </table:table-cell>
          <table:table-cell table:style-name="Tableau1.C2" office:value-type="string">
            <text:p text:style-name="P7"><text:span text:style-name="T4">65 </text:span>directeur d'une ONG</text:p>
          </table:table-cell>
        </table:table-row>
        <table:table-row>
          <table:table-cell table:style-name="Tableau1.A2" office:value-type="string">
            <text:p text:style-name="P7"><text:span text:style-name="T4">07 </text:span>soudeur, </text:p>
          </table:table-cell>
          <table:table-cell table:style-name="Tableau1.A2" office:value-type="string">
            <text:p text:style-name="P7"><text:span text:style-name="T4">46 </text:span>Comédien célébré</text:p>
          </table:table-cell>
          <table:table-cell table:style-name="Tableau1.C2" office:value-type="string">
            <text:p text:style-name="P7"><text:span text:style-name="T4">66 </text:span>general CIA</text:p>
          </table:table-cell>
        </table:table-row>
        <table:table-row>
          <table:table-cell table:style-name="Tableau1.A2" office:value-type="string">
            <text:p text:style-name="P7"><text:span text:style-name="T4">08 </text:span>hacker, </text:p>
          </table:table-cell>
          <table:table-cell table:style-name="Tableau1.A2" office:value-type="string">
            <text:p text:style-name="P7"><text:span text:style-name="T4">47 </text:span>créateur de mode</text:p>
          </table:table-cell>
          <table:table-cell table:style-name="Tableau1.C2" office:value-type="string">
            <text:p text:style-name="P7"><text:span text:style-name="T4">67 </text:span>kingpin</text:p>
          </table:table-cell>
        </table:table-row>
        <table:table-row>
          <table:table-cell table:style-name="Tableau1.A2" office:value-type="string">
            <text:p text:style-name="P7"><text:span text:style-name="T4">80 </text:span><text:span text:style-name="T5">et </text:span><text:span text:style-name="T4">81 </text:span>les frères tueurs (un a une mitraillette, l'autre conduit la moto), </text:p>
          </table:table-cell>
          <table:table-cell table:style-name="Tableau1.A2" office:value-type="string">
            <text:p text:style-name="P7"><text:span text:style-name="T4">48 </text:span>directeur de supermarché</text:p>
          </table:table-cell>
          <table:table-cell table:style-name="Tableau1.C2" office:value-type="string">
            <text:p text:style-name="P7"><text:span text:style-name="T4">68 </text:span>patron d'un labo pharmaceutique</text:p>
          </table:table-cell>
        </table:table-row>
        <table:table-row>
          <table:table-cell table:style-name="Tableau1.A2" office:value-type="string">
            <text:p text:style-name="P7"><text:span text:style-name="T4">10 </text:span>inspecteur, </text:p>
          </table:table-cell>
          <table:table-cell table:style-name="Tableau1.A2" office:value-type="string">
            <text:p text:style-name="P7"><text:span text:style-name="T4">49 </text:span>DRH</text:p>
          </table:table-cell>
          <table:table-cell table:style-name="Tableau1.C2" office:value-type="string">
            <text:p text:style-name="P7"><text:span text:style-name="T4">69 </text:span>petrolier texan</text:p>
          </table:table-cell>
        </table:table-row>
        <table:table-row>
          <table:table-cell table:style-name="Tableau1.A2" office:value-type="string">
            <text:p text:style-name="P7"><text:span text:style-name="T4">11 </text:span>gardien de nuit, </text:p>
          </table:table-cell>
          <table:table-cell table:style-name="Tableau1.A2" office:value-type="string">
            <text:p text:style-name="P7"><text:span text:style-name="T4">50 </text:span>comptable</text:p>
          </table:table-cell>
          <table:table-cell table:style-name="Tableau1.C2" office:value-type="string">
            <text:p text:style-name="P7"><text:span text:style-name="T4">70 </text:span>Directeur Fondateur d'une GAFA</text:p>
          </table:table-cell>
        </table:table-row>
        <table:table-row>
          <table:table-cell table:style-name="Tableau1.A2" office:value-type="string">
            <text:p text:style-name="P7"><text:span text:style-name="T4">12 </text:span>femme de ménage, </text:p>
          </table:table-cell>
          <table:table-cell table:style-name="Tableau1.A2" office:value-type="string">
            <text:p text:style-name="P7"><text:span text:style-name="T4">51 </text:span>gourou</text:p>
          </table:table-cell>
          <table:table-cell table:style-name="Tableau1.C2" office:value-type="string">
            <text:p text:style-name="P7"/>
          </table:table-cell>
        </table:table-row>
        <table:table-row>
          <table:table-cell table:style-name="Tableau1.A2" office:value-type="string">
            <text:p text:style-name="P7"><text:span text:style-name="T4">13 </text:span>retraité, </text:p>
          </table:table-cell>
          <table:table-cell table:style-name="Tableau1.A2" office:value-type="string">
            <text:p text:style-name="P7"><text:span text:style-name="T4">52 </text:span>champion de golf</text:p>
          </table:table-cell>
          <table:table-cell table:style-name="Tableau1.C2" office:value-type="string">
            <text:p text:style-name="P7"/>
          </table:table-cell>
        </table:table-row>
        <table:table-row>
          <table:table-cell table:style-name="Tableau1.A2" office:value-type="string">
            <text:p text:style-name="P7"><text:span text:style-name="T4">14 </text:span>poissonnière, </text:p>
          </table:table-cell>
          <table:table-cell table:style-name="Tableau1.A2" office:value-type="string">
            <text:p text:style-name="P7"><text:span text:style-name="T4">53 </text:span>jurisconsulte</text:p>
          </table:table-cell>
          <table:table-cell table:style-name="Tableau1.C2" office:value-type="string">
            <text:p text:style-name="P7"/>
          </table:table-cell>
        </table:table-row>
        <table:table-row>
          <table:table-cell table:style-name="Tableau1.A2" office:value-type="string">
            <text:p text:style-name="P7"><text:span text:style-name="T4">15 </text:span>barman, </text:p>
          </table:table-cell>
          <table:table-cell table:style-name="Tableau1.A2" office:value-type="string">
            <text:p text:style-name="P7"><text:span text:style-name="T4">54 </text:span>roboticien</text:p>
          </table:table-cell>
          <table:table-cell table:style-name="Tableau1.C2" office:value-type="string">
            <text:p text:style-name="P7"/>
          </table:table-cell>
        </table:table-row>
        <table:table-row>
          <table:table-cell table:style-name="Tableau1.A2" office:value-type="string">
            <text:p text:style-name="P7"><text:span text:style-name="T4">16 </text:span>livreur de pizzas, </text:p>
          </table:table-cell>
          <table:table-cell table:style-name="Tableau1.A2" office:value-type="string">
            <text:p text:style-name="P7"><text:span text:style-name="T4">55 </text:span>pharmacien</text:p>
          </table:table-cell>
          <table:table-cell table:style-name="Tableau1.C2" office:value-type="string">
            <text:p text:style-name="P7"/>
          </table:table-cell>
        </table:table-row>
        <table:table-row>
          <table:table-cell table:style-name="Tableau1.A2" office:value-type="string">
            <text:p text:style-name="P7"><text:span text:style-name="T4">17 </text:span>infirmière, </text:p>
          </table:table-cell>
          <table:table-cell table:style-name="Tableau1.A2" office:value-type="string">
            <text:p text:style-name="P7"><text:span text:style-name="T4">56 </text:span>présentateur télé</text:p>
          </table:table-cell>
          <table:table-cell table:style-name="Tableau1.C2" office:value-type="string">
            <text:p text:style-name="P7"/>
          </table:table-cell>
        </table:table-row>
        <table:table-row>
          <table:table-cell table:style-name="Tableau1.A2" office:value-type="string">
            <text:p text:style-name="P7"><text:span text:style-name="T4">18 </text:span>assistante sociale, </text:p>
          </table:table-cell>
          <table:table-cell table:style-name="Tableau1.A2" office:value-type="string">
            <text:p text:style-name="P7"><text:span text:style-name="T4">57 </text:span>juge</text:p>
          </table:table-cell>
          <table:table-cell table:style-name="Tableau1.C2" office:value-type="string">
            <text:p text:style-name="P7"/>
          </table:table-cell>
        </table:table-row>
        <table:table-row>
          <table:table-cell table:style-name="Tableau1.A2" office:value-type="string">
            <text:p text:style-name="P7"><text:span text:style-name="T4">19 </text:span>boxeuse, </text:p>
          </table:table-cell>
          <table:table-cell table:style-name="Tableau1.A2" office:value-type="string">
            <text:p text:style-name="P7"><text:span text:style-name="T4">58 </text:span>Chirurgien</text:p>
          </table:table-cell>
          <table:table-cell table:style-name="Tableau1.C2" office:value-type="string">
            <text:p text:style-name="P7"/>
          </table:table-cell>
        </table:table-row>
        <table:table-row>
          <table:table-cell table:style-name="Tableau1.A2" office:value-type="string">
            <text:p text:style-name="P7"><text:span text:style-name="T4">20 </text:span>journaliste, </text:p>
          </table:table-cell>
          <table:table-cell table:style-name="Tableau1.A2" office:value-type="string">
            <text:p text:style-name="Standard"><text:span text:style-name="T4">59</text:span> Directrice de Communication</text:p>
          </table:table-cell>
          <table:table-cell table:style-name="Tableau1.C2" office:value-type="string">
            <text:p text:style-name="P7"/>
          </table:table-cell>
        </table:table-row>
        <table:table-row>
          <table:table-cell table:style-name="Tableau1.A2" office:value-type="string">
            <text:p text:style-name="P7"><text:span text:style-name="T4">21 </text:span>voyante, </text:p>
          </table:table-cell>
          <table:table-cell table:style-name="Tableau1.A2" office:value-type="string">
            <text:p text:style-name="Standard"><text:span text:style-name="T4">81</text:span> Leader d'une secte maléfique</text:p>
          </table:table-cell>
          <table:table-cell table:style-name="Tableau1.C2" office:value-type="string">
            <text:p text:style-name="P7"/>
          </table:table-cell>
        </table:table-row>
        <table:table-row>
          <table:table-cell table:style-name="Tableau1.A2" office:value-type="string">
            <text:p text:style-name="P7"><text:span text:style-name="T4">22 </text:span>garde du corps, </text:p>
          </table:table-cell>
          <table:table-cell table:style-name="Tableau1.A2" office:value-type="string">
            <text:p text:style-name="Standard"><text:span text:style-name="T4">82</text:span> Télévangéliste</text:p>
          </table:table-cell>
          <table:table-cell table:style-name="Tableau1.C2" office:value-type="string">
            <text:p text:style-name="P7"/>
          </table:table-cell>
        </table:table-row>
        <table:table-row>
          <table:table-cell table:style-name="Tableau1.A2" office:value-type="string">
            <text:p text:style-name="P7"><text:span text:style-name="T4">23 </text:span>camionneur accommodant, </text:p>
          </table:table-cell>
          <table:table-cell table:style-name="Tableau1.A2" office:value-type="string">
            <text:p text:style-name="Standard"><text:span text:style-name="T4">83</text:span> Chef d'un Motorcycle club</text:p>
          </table:table-cell>
          <table:table-cell table:style-name="Tableau1.C2" office:value-type="string">
            <text:p text:style-name="P7"/>
          </table:table-cell>
        </table:table-row>
        <table:table-row>
          <table:table-cell table:style-name="Tableau1.A2" office:value-type="string">
            <text:p text:style-name="P7"><text:span text:style-name="T4">24 </text:span>représentant de commerce, </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P7"><text:span text:style-name="T4">25 </text:span>coach sportif, </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P7"><text:span text:style-name="T4">26</text:span> fleuriste, </text:p>
          </table:table-cell>
          <table:table-cell table:style-name="Tableau1.A2" office:value-type="string">
            <text:p text:style-name="P7"/>
          </table:table-cell>
          <table:table-cell table:style-name="Tableau1.C2" office:value-type="string">
            <text:p text:style-name="P7"/>
          </table:table-cell>
        </table:table-row>
        <text:soft-page-break/>
        <table:table-row>
          <table:table-cell table:style-name="Tableau1.A2" office:value-type="string">
            <text:p text:style-name="P7"><text:span text:style-name="T4">27 </text:span>serveuse de drive-in, </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P7"><text:span text:style-name="T4">28 </text:span>esthéticienne, </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P7"><text:span text:style-name="T4">29 </text:span>coiffeur, </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P7"><text:span text:style-name="T4">09 </text:span>dealer du web, </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P7"><text:span text:style-name="T4">30 </text:span>maître chien, </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P7"><text:span text:style-name="T4">31 </text:span>taxi... </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P7"><text:span text:style-name="T4">32 </text:span>Bookmaker <text:span text:style-name="T6">pimp.</text:span></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P7"><text:span text:style-name="T4">33 </text:span><text:span text:style-name="T7">Femme à la retraite</text:span></text:p>
          </table:table-cell>
          <table:table-cell table:style-name="Tableau1.A2" office:value-type="string">
            <text:p text:style-name="P7"/>
          </table:table-cell>
          <table:table-cell table:style-name="Tableau1.C2" office:value-type="string">
            <text:p text:style-name="P7"/>
          </table:table-cell>
        </table:table-row>
        <table:table-row>
          <table:table-cell table:style-name="Tableau1.A2" office:value-type="string">
            <text:p text:style-name="Standard"><text:span text:style-name="T4">34</text:span> Mécanicien auto</text:p>
          </table:table-cell>
          <table:table-cell table:style-name="Tableau1.A2" office:value-type="string">
            <text:p text:style-name="P7"/>
          </table:table-cell>
          <table:table-cell table:style-name="Tableau1.C2" office:value-type="string">
            <text:p text:style-name="P7"/>
          </table:table-cell>
        </table:table-row>
      </table:table>
      <text:p text:style-name="P7"/>
      <text:p text:style-name="P7"/>
      <text:p text:style-name="P7">160 personnag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6T02:27:57.126590000</meta:creation-date>
    <dc:date>2019-07-27T01:33:52.70</dc:date>
    <meta:editing-duration>P3DT22H36M28S</meta:editing-duration>
    <meta:editing-cycles>139</meta:editing-cycles>
    <meta:generator>OpenOffice/4.1.6$Win32 OpenOffice.org_project/416m1$Build-9790</meta:generator>
    <dc:creator>Marie Claude Beaugeois</dc:creator>
    <meta:document-statistic meta:table-count="2" meta:image-count="0" meta:object-count="0" meta:page-count="8" meta:paragraph-count="240" meta:word-count="1741" meta:character-count="10929"/>
  </office:meta>
</office:document-meta>
</file>